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padding="0.0193in" fo:border="0.0008in solid #e3e3e3"/>
    </style:style>
    <style:style style:name="P2" style:family="paragraph" style:parent-style-name="Text_20_body">
      <style:paragraph-properties fo:line-height="100%" fo:padding="0.0193in" fo:border="0.0008in solid #e3e3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mes Q. Thompson<text:line-break/>5350 Burnet Rd. #136<text:line-break/>Austin, TX<text:line-break/></text:p>
      <text:p text:style-name="P2">March 14, 2024</text:p>
      <text:p text:style-name="P1"/>
      <text:p text:style-name="P1">MongoDB<text:line-break/>3711 S MoPac Expy #200<text:line-break/>Austin, TX 78735</text:p>
      <text:p text:style-name="P1"/>
      <text:p text:style-name="P1">To Whom It May Concern:</text:p>
      <text:p text:style-name="P1">I am writing to express my keen interest in the Pre-Sales Solution Architect position at MongoDB, as advertised. With over a decade of experience as a tech-savvy UX Designer, coupled with a robust skill set in coding and a deep understanding of enterprise cloud services, I am excited about the opportunity to transition into a Solutions Consultant role at MongoDB and make a significant impact.</text:p>
      <text:p text:style-name="P1">Your job description resonates deeply with my professional journey and aspirations. Throughout my career, I have honed my ability to bridge the gap between technology and user needs, leading to the creation of reliable, scalable systems. My tenure at IBM, where I served as a Sr. Design Technologist and Lead UX Designer, equipped me with the technical acumen and strategic mindset necessary to guide clients in leveraging MongoDB's data platform effectively.</text:p>
      <text:p text:style-name="P1">My proficiency in a variety of modern scripting languages, including Python and Node.js, aligns well with the technical requirements of the role. Furthermore, my experience in developing interactive prototypes and integrating AI/ML models into frontend applications demonstrates my ability to adapt to evolving technological landscapes—a quality essential for success in a dynamic environment like MongoDB.</text:p>
      <text:p text:style-name="P1">I am particularly drawn to MongoDB's commitment to customer success and innovation. I am eager to leverage my background in design thinking and user-centric methodologies to articulate the business value of MongoDB solutions effectively. My track record of streamlining processes and driving efficiency, evidenced by accomplishments such as reducing time to provision prototypes by 95% at IBM, underscores my commitment to delivering exceptional customer experiences.</text:p>
      <text:p text:style-name="P1">Moreover, I am enthusiastic about the opportunity to collaborate with a diverse range of clients, from startups to large enterprises, and play a pivotal role in driving business growth. I am confident that my ability to translate technical concepts into tangible business benefits, combined with my passion for continuous learning and improvement, will enable me to excel in this role.</text:p>
      <text:p text:style-name="P1">I am excited about the possibility of joining the MongoDB team and contributing to its continued success. Thank you for considering my application. I am eager to further discuss how my skills and experience align with the needs of your team.</text:p>
      <text:p text:style-name="P1"/>
      <text:p text:style-name="P1">Warm regards,</text:p>
      <text:p text:style-name="P1"/>
      <text:p text:style-name="P1"/>
      <text:p text:style-name="P1">James Q. Thompso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Thompson</meta:initial-creator>
    <meta:creation-date>2024-03-14T22:18:05</meta:creation-date>
    <meta:document-statistic meta:table-count="0" meta:image-count="0" meta:object-count="0" meta:page-count="2" meta:paragraph-count="12" meta:word-count="388" meta:character-count="2517"/>
    <dc:date>2024-03-14T22:20:24</dc:date>
    <dc:creator>James Thompson</dc:creator>
    <meta:editing-duration>PT2M19S</meta:editing-duration>
    <meta:editing-cycles>1</meta:editing-cycles>
    <meta:generator>OpenOffice/4.1.15$Unix OpenOffice.org_project/4115m2$Build-9813</meta:generator>
  </office:meta>
</office:document-meta>
</file>